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TestBean.getBoo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TestBean.setBool2( Boolean bool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TestBean.setBool1( boolean bool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TestBean.isBool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